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96pt" svg:x="12.73pt" svg:y="2.52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92" calcext:value-type="float">
            <text:p>192</text:p>
          </table:table-cell>
          <table:table-cell table:style-name="ce6" table:formula="of:=([.H59]/[.G59])" office:value-type="percentage" office:value="0.118081180811808" calcext:value-type="percentage">
            <text:p>11.81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80.81180811808" calcext:value-type="float">
            <text:p>1180.81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9054" calcext:value-type="float">
            <text:p>169054</text:p>
          </table:table-cell>
          <table:table-cell table:style-name="ce1" table:formula="of:=SUM([.H3:.H70])" office:value-type="float" office:value="10266" calcext:value-type="float">
            <text:p>10266</text:p>
          </table:table-cell>
          <table:table-cell table:style-name="ce6" table:formula="of:=([.H72]/[.G72])" office:value-type="percentage" office:value="0.0607261585055663" calcext:value-type="percentage">
            <text:p>6.0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6:26:53.448652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9-08T16:27:52.017047182</dc:date>
    <meta:editing-duration>P2DT16H49M57S</meta:editing-duration>
    <meta:editing-cycles>125</meta:editing-cycles>
    <meta:generator>LibreOffice/6.0.7.3$Linux_X86_64 LibreOffice_project/00m0$Build-3</meta:generator>
    <meta:document-statistic meta:table-count="2" meta:cell-count="14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92">
                <text:p>192</text:p>
              </table:table-cell>
              <table:table-cell office:value-type="float" office:value="162.6">
                <text:p>162.6</text:p>
              </table:table-cell>
              <table:table-cell office:value-type="float" office:value="1180.81180811808">
                <text:p>1180.81180811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